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5mm"/>
    </style:style>
    <style:style style:name="co3" style:family="table-column">
      <style:table-column-properties fo:break-before="auto" style:column-width="72.88mm"/>
    </style:style>
    <style:style style:name="co4" style:family="table-column">
      <style:table-column-properties fo:break-before="auto" style:column-width="35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44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 style:data-style-name="N44"/>
    <style:style style:name="ce9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urndown_Char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REUNIÓN</text:p>
          </table:table-cell>
          <table:table-cell table:style-name="ce2" office:value-type="string" calcext:value-type="string">
            <text:p>TIEMPO EMPLEADO EN EL CÓDIGO</text:p>
          </table:table-cell>
          <table:table-cell table:style-name="ce2" table:number-columns-repeated="1021"/>
        </table:table-row>
        <table:table-row table:style-name="ro1">
          <table:table-cell table:style-name="ce2"/>
          <table:table-cell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2"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/>
          <table:table-cell table:style-name="ce5" office:value-type="time" office:time-value="PT37H15M00S" calcext:value-type="time">
            <text:p>37:15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/>
          <table:table-cell table:style-name="ce6" office:value-type="time" office:time-value="PT23H10M00S" calcext:value-type="time">
            <text:p>23:10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/>
          <table:table-cell table:style-name="ce6" office:value-type="time" office:time-value="PT17H55M00S" calcext:value-type="time">
            <text:p>17:55: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shapes>
          <draw:frame draw:z-index="0" draw:style-name="gr1" draw:text-style-name="P1" svg:width="159.99mm" svg:height="89.99mm" svg:x="93.88mm" svg:y="4.66mm">
            <loext:p draw:notify-on-update-of-ranges="Hoja2.B3:Hoja2.B8 Hoja2.C2:Hoja2.C2 Hoja2.C3:Hoja2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REUNIONES</text:p>
          </table:table-cell>
          <table:table-cell office:value-type="string" calcext:value-type="string">
            <text:p>TIEMPO RESTANTE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8" office:value-type="time" office:time-value="PT60H00M00S" calcext:value-type="time">
            <text:p>60:00:00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8" office:value-type="time" office:time-value="PT37H15M00S" calcext:value-type="time">
            <text:p>37:15:00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time" office:time-value="PT23H10M00S" calcext:value-type="time">
            <text:p>23:10:00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time" office:time-value="PT17H55M00S" calcext:value-type="time">
            <text:p>17:55:00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time" office:time-value="PT09H25M00S" calcext:value-type="time">
            <text:p>09:25:00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/00/0000</text:date>, <text:time style:data-style-name="N2" text:time-value="14:47:46.1481721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1T14:50:02.546002789</dc:date>
    <meta:editing-duration>PT17M41S</meta:editing-duration>
    <meta:editing-cycles>4</meta:editing-cycles>
    <meta:generator>LibreOffice/5.0.2.2$Linux_X86_64 LibreOffice_project/37b43f919e4de5eeaca9b9755ed688758a8251fe</meta:generator>
    <meta:document-statistic meta:table-count="2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7cm" svg:y="0.316cm" chart:style-name="ch2">
          <text:p>TIEMPO DE IMPLEMENTACIÓN</text:p>
        </chart:title>
        <chart:subtitle svg:x="7.037cm" svg:y="1.287cm" chart:style-name="ch3">
          <text:p>(En horas)</text:p>
        </chart:subtitle>
        <chart:plot-area chart:style-name="ch4" table:cell-range-address="Hoja2.B3:Hoja2.C8 Hoja2.C2:Hoja2.C2" chart:data-source-has-labels="both" svg:x="1.339cm" svg:y="2.146cm" svg:width="14.341cm" svg:height="5.685cm">
          <chartooo:coordinate-region svg:x="3.032cm" svg:y="2.37cm" svg:width="12.544cm" svg:height="4.765cm"/>
          <chart:axis chart:dimension="x" chart:name="primary-x" chart:style-name="ch5" chartooo:axis-type="auto">
            <chartooo:date-scale/>
            <chart:title svg:x="7.491cm" svg:y="8.011cm" chart:style-name="ch6">
              <text:p>REUNIONES</text:p>
            </chart:title>
            <chart:categories table:cell-range-address="Hoja2.B3:Hoja2.B8"/>
            <chart:grid chart:style-name="ch7" chart:class="major"/>
          </chart:axis>
          <chart:axis chart:dimension="y" chart:name="primary-y" chart:style-name="ch8">
            <chart:title svg:x="0.451cm" svg:y="6.556cm" chart:style-name="ch9">
              <text:p>TIEMPO RESTANTE</text:p>
            </chart:title>
            <chart:grid chart:style-name="ch7" chart:class="major"/>
          </chart:axis>
          <chart:series chart:style-name="ch10" chart:values-cell-range-address="Hoja2.C3:Hoja2.C8" chart:label-cell-address="Hoja2.C2:Hoja2.C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RESTANTE</text:p>
                <draw:g>
                  <svg:desc>Hoja2.C2:Hoja2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2.B3:Hoja2.B8</svg:desc>
                </draw:g>
              </table:table-cell>
              <table:table-cell office:value-type="float" office:value="2.5">
                <text:p>2.5</text:p>
                <draw:g>
                  <svg:desc>Hoja2.C3:Hoja2.C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55208333333333">
                <text:p>1.5520833333333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65277777777778">
                <text:p>0.96527777777777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746527777777778">
                <text:p>0.74652777777777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92361111111111">
                <text:p>0.39236111111111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